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59.9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58.3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13mm" fo:break-before="auto" style:use-optimal-row-height="true"/>
    </style:style>
    <style:style style:name="ro3" style:family="table-row">
      <style:table-row-properties style:row-height="32mm" fo:break-before="auto" style:use-optimal-row-height="true"/>
    </style:style>
    <style:style style:name="ro4" style:family="table-row">
      <style:table-row-properties style:row-height="22.74mm" fo:break-before="auto" style:use-optimal-row-height="true"/>
    </style:style>
    <style:style style:name="ro5" style:family="table-row">
      <style:table-row-properties style:row-height="11.6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8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Liberation Serif" fo:font-size="12pt" style:font-name-asian="Source Han Sans CN Regular" style:font-size-asian="12pt" style:font-name-complex="Lohit Devanagari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</office:automatic-styles>
  <office:body>
    <office:spreadsheet>
      <table:calculation-settings table:automatic-find-labels="false"/>
      <table:table table:name="Repor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Table 1</text:p>
          </table:table-cell>
          <table:table-cell table:style-name="ce1" office:value-type="string" calcext:value-type="string">
            <text:p>Table 2</text:p>
          </table:table-cell>
          <table:table-cell table:style-name="ce1" office:value-type="string" calcext:value-type="string">
            <text:p>Table 3</text:p>
          </table:table-cell>
          <table:table-cell table:style-name="ce1" office:value-type="string" calcext:value-type="string">
            <text:p>Table 4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ean ID</text:p>
          </table:table-cell>
          <table:table-cell table:formula="of:=[$'Table 1'.$B$14]" office:value-type="float" office:value="1.68333333333333" calcext:value-type="float">
            <text:p>1.683333333333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 MT</text:p>
          </table:table-cell>
          <table:table-cell table:formula="of:=[$'Table 1'.$C$14]"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 ID*MT</text:p>
          </table:table-cell>
          <table:table-cell table:style-name="ce4" table:formula="of:=[$'Table 1'.$D$14]" office:value-type="float" office:value="622.333333333333" calcext:value-type="float">
            <text:p>622.3333333333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 ID<text:span text:style-name="T1">2</text:span></text:p>
          </table:table-cell>
          <table:table-cell table:formula="of:=[$'Table 1'.$E$14]" office:value-type="float" office:value="3.35" calcext:value-type="float">
            <text:p>3.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S<text:span text:style-name="T2">total</text:span> (sum)</text:p>
          </table:table-cell>
          <table:table-cell table:formula="of:=[$'Table 1'.$H$14]" office:value-type="float" office:value="610800" calcext:value-type="float">
            <text:p>6108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S<text:span text:style-name="T2">error</text:span> (sum)</text:p>
          </table:table-cell>
          <table:table-cell table:formula="of:=[$'Table 1'.$I$14]" office:value-type="float" office:value="192494.459386767" calcext:value-type="float">
            <text:p>192494.4593867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 of R<text:span text:style-name="T1">2</text:span></text:p>
          </table:table-cell>
          <table:table-cell table:formula="of:=[$'Table 1'.$B$19]" office:value-type="float" office:value="0.684848625758404" calcext:value-type="float">
            <text:p>0.684848625758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drawing</text:p>
          </table:table-cell>
          <table:table-cell office:value-type="string" calcext:value-type="string">
            <text:p><text:a xlink:href="#Table 1" xlink:type="simple">View Sheet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ven the model which value of ID gives <text:span text:style-name="T3">best</text:span> prediction</text:p>
          </table:table-cell>
          <table:table-cell office:value-type="string" calcext:value-type="string">
            <text:p>The best prediction is the one closest to the actual data.</text:p>
            <text:p>The discrepancy between these two is smallest for ID=0.8</text:p>
            <text:p><text:a xlink:href="#Table 1.B3:I3" xlink:type="simple">View Row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ven the model which value of ID gives <text:span text:style-name="T3">worst</text:span> prediction</text:p>
          </table:table-cell>
          <table:table-cell office:value-type="string" calcext:value-type="string">
            <text:p>The best prediction is the one furthest from the actual data.</text:p>
            <text:p>The discrepancy between these two is largest for ID=2.8</text:p>
            <text:p><text:a xlink:href="#Table 1.B13:I13" xlink:type="simple">View Row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r interpretation of R<text:span text:style-name="T1">2 </text:span><text:span text:style-name="T4">and line drawing</text:span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 comments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1" table:style-name="ta1">
        <table:shapes>
          <draw:frame draw:z-index="0" draw:style-name="gr1" draw:text-style-name="P1" svg:width="214.16mm" svg:height="112mm" svg:x="58mm" svg:y="82.6mm">
            <loext:p draw:notify-on-update-of-ranges="'Table 1'.B2:'Table 1'.B13 'Table 1'.F2:'Table 1'.F13 'Table 1'.B2:'Table 1'.B13 'Table 1'.C2:'Table 1'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6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1013" table:default-cell-style-name="ce7"/>
        <table:table-row table:style-name="ro2">
          <table:table-cell table:style-name="ce5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ID*MT</text:p>
          </table:table-cell>
          <table:table-cell table:style-name="ce5" office:value-type="string" calcext:value-type="string">
            <text:p>ID*ID</text:p>
          </table:table-cell>
          <table:table-cell table:style-name="ce5" office:value-type="string" calcext:value-type="string">
            <text:p>Model (MT = a + b*ID)</text:p>
          </table:table-cell>
          <table:table-cell table:style-name="ce5"/>
          <table:table-cell table:style-name="ce5" office:value-type="string" calcext:value-type="string">
            <text:p>SS<text:span text:style-name="T2">total</text:span></text:p>
          </table:table-cell>
          <table:table-cell table:style-name="ce5" office:value-type="string" calcext:value-type="string">
            <text:p>SS<text:span text:style-name="T2">error</text:span></text:p>
          </table:table-cell>
          <table:table-cell table:style-name="ce5" table:number-columns-repeated="1015"/>
        </table:table-row>
        <table:table-row table:style-name="ro6">
          <table:table-cell/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table:formula="of:=[.B2]*[.C2]" office:value-type="float" office:value="40" calcext:value-type="float">
            <text:p>40</text:p>
          </table:table-cell>
          <table:table-cell table:formula="of:=[.B2]*[.B2]" office:value-type="float" office:value="0.16" calcext:value-type="float">
            <text:p>0.16</text:p>
          </table:table-cell>
          <table:table-cell table:formula="of:=[.$B$18]+[.$B$17]*[.B2]" office:value-type="float" office:value="-43.4319526627226" calcext:value-type="float">
            <text:p>-43.4319526627226</text:p>
          </table:table-cell>
          <table:table-cell/>
          <table:table-cell table:formula="of:=POWER([.C2]-[.$C$14];2)" office:value-type="float" office:value="36100" calcext:value-type="float">
            <text:p>36100</text:p>
          </table:table-cell>
          <table:table-cell table:formula="of:=POWER([.C2]-[.F2];2)" office:value-type="float" office:value="20572.7250446415" calcext:value-type="float">
            <text:p>20572.7250446415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[.B3]*[.C3]" office:value-type="float" office:value="40" calcext:value-type="float">
            <text:p>40</text:p>
          </table:table-cell>
          <table:table-cell table:formula="of:=[.B3]*[.B3]" office:value-type="float" office:value="0.64" calcext:value-type="float">
            <text:p>0.64</text:p>
          </table:table-cell>
          <table:table-cell table:formula="of:=[.$B$18]+[.$B$17]*[.B3]" office:value-type="float" office:value="60.4948897256585" calcext:value-type="float">
            <text:p>60.4948897256585</text:p>
          </table:table-cell>
          <table:table-cell/>
          <table:table-cell table:formula="of:=POWER([.C3]-[.$C$14];2)" office:value-type="float" office:value="57600" calcext:value-type="float">
            <text:p>57600</text:p>
          </table:table-cell>
          <table:table-cell table:formula="of:=POWER([.C3]-[.F3];2)" office:value-type="float" office:value="110.142710353732" calcext:value-type="float">
            <text:p>110.142710353732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4]*[.C4]" office:value-type="float" office:value="100" calcext:value-type="float">
            <text:p>100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$B$18]+[.$B$17]*[.B4]" office:value-type="float" office:value="112.458310919849" calcext:value-type="float">
            <text:p>112.458310919849</text:p>
          </table:table-cell>
          <table:table-cell/>
          <table:table-cell table:formula="of:=POWER([.C4]-[.$C$14];2)" office:value-type="float" office:value="36100" calcext:value-type="float">
            <text:p>36100</text:p>
          </table:table-cell>
          <table:table-cell table:formula="of:=POWER([.C4]-[.F4];2)" office:value-type="float" office:value="155.209510975629" calcext:value-type="float">
            <text:p>155.209510975629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2" calcext:value-type="float">
            <text:p>1.2</text:p>
          </table:table-cell>
          <table:table-cell office:value-type="float" office:value="180" calcext:value-type="float">
            <text:p>180</text:p>
          </table:table-cell>
          <table:table-cell table:formula="of:=[.B5]*[.C5]" office:value-type="float" office:value="216" calcext:value-type="float">
            <text:p>216</text:p>
          </table:table-cell>
          <table:table-cell table:formula="of:=[.B5]*[.B5]" office:value-type="float" office:value="1.44" calcext:value-type="float">
            <text:p>1.44</text:p>
          </table:table-cell>
          <table:table-cell table:formula="of:=[.$B$18]+[.$B$17]*[.B5]" office:value-type="float" office:value="164.42173211404" calcext:value-type="float">
            <text:p>164.42173211404</text:p>
          </table:table-cell>
          <table:table-cell/>
          <table:table-cell table:formula="of:=POWER([.C5]-[.$C$14];2)" office:value-type="float" office:value="12100" calcext:value-type="float">
            <text:p>12100</text:p>
          </table:table-cell>
          <table:table-cell table:formula="of:=POWER([.C5]-[.F5];2)" office:value-type="float" office:value="242.682430326748" calcext:value-type="float">
            <text:p>242.682430326748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formula="of:=[.B6]*[.C6]" office:value-type="float" office:value="140" calcext:value-type="float">
            <text:p>140</text:p>
          </table:table-cell>
          <table:table-cell table:formula="of:=[.B6]*[.B6]" office:value-type="float" office:value="1.96" calcext:value-type="float">
            <text:p>1.96</text:p>
          </table:table-cell>
          <table:table-cell table:formula="of:=[.$B$18]+[.$B$17]*[.B6]" office:value-type="float" office:value="216.38515330823" calcext:value-type="float">
            <text:p>216.38515330823</text:p>
          </table:table-cell>
          <table:table-cell/>
          <table:table-cell table:formula="of:=POWER([.C6]-[.$C$14];2)" office:value-type="float" office:value="36100" calcext:value-type="float">
            <text:p>36100</text:p>
          </table:table-cell>
          <table:table-cell table:formula="of:=POWER([.C6]-[.F6];2)" office:value-type="float" office:value="13545.5039105802" calcext:value-type="float">
            <text:p>13545.5039105802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6" calcext:value-type="float">
            <text:p>1.6</text:p>
          </table:table-cell>
          <table:table-cell office:value-type="float" office:value="290" calcext:value-type="float">
            <text:p>290</text:p>
          </table:table-cell>
          <table:table-cell table:formula="of:=[.B7]*[.C7]" office:value-type="float" office:value="464" calcext:value-type="float">
            <text:p>464</text:p>
          </table:table-cell>
          <table:table-cell table:formula="of:=[.B7]*[.B7]" office:value-type="float" office:value="2.56" calcext:value-type="float">
            <text:p>2.56</text:p>
          </table:table-cell>
          <table:table-cell table:formula="of:=[.$B$18]+[.$B$17]*[.B7]" office:value-type="float" office:value="268.348574502421" calcext:value-type="float">
            <text:p>268.348574502421</text:p>
          </table:table-cell>
          <table:table-cell/>
          <table:table-cell table:formula="of:=POWER([.C7]-[.$C$14];2)" office:value-type="float" office:value="0" calcext:value-type="float">
            <text:p>0</text:p>
          </table:table-cell>
          <table:table-cell table:formula="of:=POWER([.C7]-[.F7];2)" office:value-type="float" office:value="468.784226077231" calcext:value-type="float">
            <text:p>468.784226077231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8" calcext:value-type="float">
            <text:p>1.8</text:p>
          </table:table-cell>
          <table:table-cell office:value-type="float" office:value="200" calcext:value-type="float">
            <text:p>200</text:p>
          </table:table-cell>
          <table:table-cell table:formula="of:=[.B8]*[.C8]" office:value-type="float" office:value="360" calcext:value-type="float">
            <text:p>360</text:p>
          </table:table-cell>
          <table:table-cell table:formula="of:=[.B8]*[.B8]" office:value-type="float" office:value="3.24" calcext:value-type="float">
            <text:p>3.24</text:p>
          </table:table-cell>
          <table:table-cell table:formula="of:=[.$B$18]+[.$B$17]*[.B8]" office:value-type="float" office:value="320.311995696611" calcext:value-type="float">
            <text:p>320.311995696611</text:p>
          </table:table-cell>
          <table:table-cell/>
          <table:table-cell table:formula="of:=POWER([.C8]-[.$C$14];2)" office:value-type="float" office:value="8100" calcext:value-type="float">
            <text:p>8100</text:p>
          </table:table-cell>
          <table:table-cell table:formula="of:=POWER([.C8]-[.F8];2)" office:value-type="float" office:value="14474.9763085014" calcext:value-type="float">
            <text:p>14474.9763085014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table:formula="of:=[.B9]*[.C9]" office:value-type="float" office:value="840" calcext:value-type="float">
            <text:p>840</text:p>
          </table:table-cell>
          <table:table-cell table:formula="of:=[.B9]*[.B9]" office:value-type="float" office:value="4" calcext:value-type="float">
            <text:p>4</text:p>
          </table:table-cell>
          <table:table-cell table:formula="of:=[.$B$18]+[.$B$17]*[.B9]" office:value-type="float" office:value="372.275416890802" calcext:value-type="float">
            <text:p>372.275416890802</text:p>
          </table:table-cell>
          <table:table-cell/>
          <table:table-cell table:formula="of:=POWER([.C9]-[.$C$14];2)" office:value-type="float" office:value="16900" calcext:value-type="float">
            <text:p>16900</text:p>
          </table:table-cell>
          <table:table-cell table:formula="of:=POWER([.C9]-[.F9];2)" office:value-type="float" office:value="2277.63583294678" calcext:value-type="float">
            <text:p>2277.63583294678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2" calcext:value-type="float">
            <text:p>2.2</text:p>
          </table:table-cell>
          <table:table-cell office:value-type="float" office:value="390" calcext:value-type="float">
            <text:p>390</text:p>
          </table:table-cell>
          <table:table-cell table:formula="of:=[.B10]*[.C10]" office:value-type="float" office:value="858" calcext:value-type="float">
            <text:p>858</text:p>
          </table:table-cell>
          <table:table-cell table:formula="of:=[.B10]*[.B10]" office:value-type="float" office:value="4.84" calcext:value-type="float">
            <text:p>4.84</text:p>
          </table:table-cell>
          <table:table-cell table:formula="of:=[.$B$18]+[.$B$17]*[.B10]" office:value-type="float" office:value="424.238838084992" calcext:value-type="float">
            <text:p>424.238838084992</text:p>
          </table:table-cell>
          <table:table-cell/>
          <table:table-cell table:formula="of:=POWER([.C10]-[.$C$14];2)" office:value-type="float" office:value="10000" calcext:value-type="float">
            <text:p>10000</text:p>
          </table:table-cell>
          <table:table-cell table:formula="of:=POWER([.C10]-[.F10];2)" office:value-type="float" office:value="1172.29803341031" calcext:value-type="float">
            <text:p>1172.29803341031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4" calcext:value-type="float">
            <text:p>2.4</text:p>
          </table:table-cell>
          <table:table-cell office:value-type="float" office:value="300" calcext:value-type="float">
            <text:p>300</text:p>
          </table:table-cell>
          <table:table-cell table:formula="of:=[.B11]*[.C11]" office:value-type="float" office:value="720" calcext:value-type="float">
            <text:p>720</text:p>
          </table:table-cell>
          <table:table-cell table:formula="of:=[.B11]*[.B11]" office:value-type="float" office:value="5.76" calcext:value-type="float">
            <text:p>5.76</text:p>
          </table:table-cell>
          <table:table-cell table:formula="of:=[.$B$18]+[.$B$17]*[.B11]" office:value-type="float" office:value="476.202259279183" calcext:value-type="float">
            <text:p>476.202259279183</text:p>
          </table:table-cell>
          <table:table-cell/>
          <table:table-cell table:formula="of:=POWER([.C11]-[.$C$14];2)" office:value-type="float" office:value="100" calcext:value-type="float">
            <text:p>100</text:p>
          </table:table-cell>
          <table:table-cell table:formula="of:=POWER([.C11]-[.F11];2)" office:value-type="float" office:value="31047.2361750883" calcext:value-type="float">
            <text:p>31047.2361750883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6" calcext:value-type="float">
            <text:p>2.6</text:p>
          </table:table-cell>
          <table:table-cell office:value-type="float" office:value="450" calcext:value-type="float">
            <text:p>450</text:p>
          </table:table-cell>
          <table:table-cell table:formula="of:=[.B12]*[.C12]" office:value-type="float" office:value="1170" calcext:value-type="float">
            <text:p>1170</text:p>
          </table:table-cell>
          <table:table-cell table:formula="of:=[.B12]*[.B12]" office:value-type="float" office:value="6.76" calcext:value-type="float">
            <text:p>6.76</text:p>
          </table:table-cell>
          <table:table-cell table:formula="of:=[.$B$18]+[.$B$17]*[.B12]" office:value-type="float" office:value="528.165680473373" calcext:value-type="float">
            <text:p>528.165680473373</text:p>
          </table:table-cell>
          <table:table-cell/>
          <table:table-cell table:formula="of:=POWER([.C12]-[.$C$14];2)" office:value-type="float" office:value="25600" calcext:value-type="float">
            <text:p>25600</text:p>
          </table:table-cell>
          <table:table-cell table:formula="of:=POWER([.C12]-[.F12];2)" office:value-type="float" office:value="6109.87360386547" calcext:value-type="float">
            <text:p>6109.87360386547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8" calcext:value-type="float">
            <text:p>2.8</text:p>
          </table:table-cell>
          <table:table-cell office:value-type="float" office:value="900" calcext:value-type="float">
            <text:p>900</text:p>
          </table:table-cell>
          <table:table-cell table:formula="of:=[.B13]*[.C13]" office:value-type="float" office:value="2520" calcext:value-type="float">
            <text:p>2520</text:p>
          </table:table-cell>
          <table:table-cell table:formula="of:=[.B13]*[.B13]" office:value-type="float" office:value="7.84" calcext:value-type="float">
            <text:p>7.84</text:p>
          </table:table-cell>
          <table:table-cell table:formula="of:=[.$B$18]+[.$B$17]*[.B13]" office:value-type="float" office:value="580.129101667564" calcext:value-type="float">
            <text:p>580.129101667564</text:p>
          </table:table-cell>
          <table:table-cell/>
          <table:table-cell table:formula="of:=POWER([.C13]-[.$C$14];2)" office:value-type="float" office:value="372100" calcext:value-type="float">
            <text:p>372100</text:p>
          </table:table-cell>
          <table:table-cell table:formula="of:=POWER([.C13]-[.F13];2)" office:value-type="float" office:value="102317.3916" calcext:value-type="float">
            <text:p>102317.391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ean</text:p>
          </table:table-cell>
          <table:table-cell table:style-name="ce6" table:formula="of:=AVERAGE([.B2:.B13])" office:value-type="float" office:value="1.68333333333333" calcext:value-type="float">
            <text:p>1.68333333333333</text:p>
          </table:table-cell>
          <table:table-cell table:style-name="ce6" table:formula="of:=AVERAGE([.C2:.C13])" office:value-type="float" office:value="290" calcext:value-type="float">
            <text:p>290</text:p>
          </table:table-cell>
          <table:table-cell table:style-name="ce6" table:formula="of:=AVERAGE([.D2:.D13])" office:value-type="float" office:value="622.333333333333" calcext:value-type="float">
            <text:p>622.333333333333</text:p>
          </table:table-cell>
          <table:table-cell table:style-name="ce6" table:formula="of:=AVERAGE([.E2:.E13])" office:value-type="float" office:value="3.35" calcext:value-type="float">
            <text:p>3.35</text:p>
          </table:table-cell>
          <table:table-cell table:style-name="ce6" table:formula="of:=[.$B$18]+[.$B$17]*[.B14]" office:value-type="float" office:value="290" calcext:value-type="float">
            <text:p>290</text:p>
          </table:table-cell>
          <table:table-cell table:style-name="ce6" office:value-type="string" calcext:value-type="string">
            <text:p>Sum</text:p>
          </table:table-cell>
          <table:table-cell table:style-name="ce6" table:formula="of:=SUM([.H2:.H13])" office:value-type="float" office:value="610800" calcext:value-type="float">
            <text:p>610800</text:p>
          </table:table-cell>
          <table:table-cell table:style-name="ce6" table:formula="of:=SUM([.I2:.I13])" office:value-type="float" office:value="192494.459386767" calcext:value-type="float">
            <text:p>192494.459386767</text:p>
          </table:table-cell>
          <table:table-cell table:style-name="ce6"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b =</text:p>
          </table:table-cell>
          <table:table-cell table:formula="of:=([.D14]-[.B14]*[.C14]) /([.E14]-[.B14]*[.B14])" office:value-type="float" office:value="259.817105970953" calcext:value-type="float">
            <text:p>259.81710597095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 =</text:p>
          </table:table-cell>
          <table:table-cell table:formula="of:=[.C14]-[.B17]*[.B14]" office:value-type="float" office:value="-147.358795051104" calcext:value-type="float">
            <text:p>-147.358795051104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<text:span text:style-name="T1">2 </text:span><text:span text:style-name="T4">=</text:span></text:p>
          </table:table-cell>
          <table:table-cell table:formula="of:=1-([.I14]/[.H14])" office:value-type="float" office:value="0.684848625758404" calcext:value-type="float">
            <text:p>0.684848625758404</text:p>
          </table:table-cell>
          <table:table-cell table:number-columns-repeated="1022"/>
        </table:table-row>
        <table:table-row table:style-name="ro7">
          <table:table-cell table:number-columns-repeated="10"/>
          <table:table-cell table:style-name="ce8" office:value-type="string" calcext:value-type="string">
            <text:p><text:a xlink:href="#Report" xlink:type="simple">Return to Main</text:a></text:p>
          </table:table-cell>
          <table:table-cell table:number-columns-repeated="101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le 2" table:style-name="ta1">
        <table:shapes>
          <draw:frame draw:z-index="0" draw:style-name="gr1" draw:text-style-name="P1" svg:width="211.81mm" svg:height="111.03mm" svg:x="54.02mm" svg:y="88.99mm">
            <loext:p draw:notify-on-update-of-ranges="'Table 2'.F2:'Table 2'.F13 'Table 2'.B2:'Table 2'.B13 'Table 2'.C2:'Table 2'.C13 'Table 2'.B2:'Table 2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6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1013" table:default-cell-style-name="ce7"/>
        <table:table-row table:style-name="ro2">
          <table:table-cell table:style-name="ce5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ID*MT</text:p>
          </table:table-cell>
          <table:table-cell table:style-name="ce5" office:value-type="string" calcext:value-type="string">
            <text:p>ID*ID</text:p>
          </table:table-cell>
          <table:table-cell table:style-name="ce5" office:value-type="string" calcext:value-type="string">
            <text:p>Model (MT = a + b*ID)</text:p>
          </table:table-cell>
          <table:table-cell table:style-name="ce5"/>
          <table:table-cell table:style-name="ce5" office:value-type="string" calcext:value-type="string">
            <text:p>SS<text:span text:style-name="T2">total</text:span></text:p>
          </table:table-cell>
          <table:table-cell table:style-name="ce5" office:value-type="string" calcext:value-type="string">
            <text:p>SS<text:span text:style-name="T2">error</text:span></text:p>
          </table:table-cell>
          <table:table-cell table:style-name="ce5" table:number-columns-repeated="1015"/>
        </table:table-row>
        <table:table-row table:style-name="ro6">
          <table:table-cell/>
          <table:table-cell office:value-type="float" office:value="0.4" calcext:value-type="float">
            <text:p>0.4</text:p>
          </table:table-cell>
          <table:table-cell office:value-type="float" office:value="66" calcext:value-type="float">
            <text:p>66</text:p>
          </table:table-cell>
          <table:table-cell table:formula="of:=[.B2]*[.C2]" office:value-type="float" office:value="26.4" calcext:value-type="float">
            <text:p>26.4</text:p>
          </table:table-cell>
          <table:table-cell table:formula="of:=[.B2]*[.B2]" office:value-type="float" office:value="0.16" calcext:value-type="float">
            <text:p>0.16</text:p>
          </table:table-cell>
          <table:table-cell table:formula="of:=[.$B$18]+[.$B$17]*[.B2]" office:value-type="float" office:value="99.9585798816568" calcext:value-type="float">
            <text:p>99.9585798816568</text:p>
          </table:table-cell>
          <table:table-cell/>
          <table:table-cell table:formula="of:=POWER([.C2]-[.$C$14];2)" office:value-type="float" office:value="1450.34027777778" calcext:value-type="float">
            <text:p>1450.34027777778</text:p>
          </table:table-cell>
          <table:table-cell table:formula="of:=POWER([.C2]-[.F2];2)" office:value-type="float" office:value="1153.18514757886" calcext:value-type="float">
            <text:p>1153.18514757886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0.8" calcext:value-type="float">
            <text:p>0.8</text:p>
          </table:table-cell>
          <table:table-cell office:value-type="float" office:value="99" calcext:value-type="float">
            <text:p>99</text:p>
          </table:table-cell>
          <table:table-cell table:formula="of:=[.B3]*[.C3]" office:value-type="float" office:value="79.2" calcext:value-type="float">
            <text:p>79.2</text:p>
          </table:table-cell>
          <table:table-cell table:formula="of:=[.B3]*[.B3]" office:value-type="float" office:value="0.64" calcext:value-type="float">
            <text:p>0.64</text:p>
          </table:table-cell>
          <table:table-cell table:formula="of:=[.$B$18]+[.$B$17]*[.B3]" office:value-type="float" office:value="101.24421732114" calcext:value-type="float">
            <text:p>101.24421732114</text:p>
          </table:table-cell>
          <table:table-cell/>
          <table:table-cell table:formula="of:=POWER([.C3]-[.$C$14];2)" office:value-type="float" office:value="25.8402777777777" calcext:value-type="float">
            <text:p>25.8402777777777</text:p>
          </table:table-cell>
          <table:table-cell table:formula="of:=POWER([.C3]-[.F3];2)" office:value-type="float" office:value="5.03651138450652" calcext:value-type="float">
            <text:p>5.03651138450652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formula="of:=[.B4]*[.C4]" office:value-type="float" office:value="159" calcext:value-type="float">
            <text:p>159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$B$18]+[.$B$17]*[.B4]" office:value-type="float" office:value="101.887036040882" calcext:value-type="float">
            <text:p>101.887036040882</text:p>
          </table:table-cell>
          <table:table-cell/>
          <table:table-cell table:formula="of:=POWER([.C4]-[.$C$14];2)" office:value-type="float" office:value="3015.84027777778" calcext:value-type="float">
            <text:p>3015.84027777778</text:p>
          </table:table-cell>
          <table:table-cell table:formula="of:=POWER([.C4]-[.F4];2)" office:value-type="float" office:value="3261.89065219549" calcext:value-type="float">
            <text:p>3261.89065219549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2" calcext:value-type="float">
            <text:p>1.2</text:p>
          </table:table-cell>
          <table:table-cell office:value-type="float" office:value="123" calcext:value-type="float">
            <text:p>123</text:p>
          </table:table-cell>
          <table:table-cell table:formula="of:=[.B5]*[.C5]" office:value-type="float" office:value="147.6" calcext:value-type="float">
            <text:p>147.6</text:p>
          </table:table-cell>
          <table:table-cell table:formula="of:=[.B5]*[.B5]" office:value-type="float" office:value="1.44" calcext:value-type="float">
            <text:p>1.44</text:p>
          </table:table-cell>
          <table:table-cell table:formula="of:=[.$B$18]+[.$B$17]*[.B5]" office:value-type="float" office:value="102.529854760624" calcext:value-type="float">
            <text:p>102.529854760624</text:p>
          </table:table-cell>
          <table:table-cell/>
          <table:table-cell table:formula="of:=POWER([.C5]-[.$C$14];2)" office:value-type="float" office:value="357.840277777778" calcext:value-type="float">
            <text:p>357.840277777778</text:p>
          </table:table-cell>
          <table:table-cell table:formula="of:=POWER([.C5]-[.F5];2)" office:value-type="float" office:value="419.026846121149" calcext:value-type="float">
            <text:p>419.026846121149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formula="of:=[.B6]*[.C6]" office:value-type="float" office:value="140" calcext:value-type="float">
            <text:p>140</text:p>
          </table:table-cell>
          <table:table-cell table:formula="of:=[.B6]*[.B6]" office:value-type="float" office:value="1.96" calcext:value-type="float">
            <text:p>1.96</text:p>
          </table:table-cell>
          <table:table-cell table:formula="of:=[.$B$18]+[.$B$17]*[.B6]" office:value-type="float" office:value="103.172673480366" calcext:value-type="float">
            <text:p>103.172673480366</text:p>
          </table:table-cell>
          <table:table-cell/>
          <table:table-cell table:formula="of:=POWER([.C6]-[.$C$14];2)" office:value-type="float" office:value="16.6736111111111" calcext:value-type="float">
            <text:p>16.6736111111111</text:p>
          </table:table-cell>
          <table:table-cell table:formula="of:=POWER([.C6]-[.F6];2)" office:value-type="float" office:value="10.0658570130164" calcext:value-type="float">
            <text:p>10.0658570130164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6" calcext:value-type="float">
            <text:p>1.6</text:p>
          </table:table-cell>
          <table:table-cell office:value-type="float" office:value="82" calcext:value-type="float">
            <text:p>82</text:p>
          </table:table-cell>
          <table:table-cell table:formula="of:=[.B7]*[.C7]" office:value-type="float" office:value="131.2" calcext:value-type="float">
            <text:p>131.2</text:p>
          </table:table-cell>
          <table:table-cell table:formula="of:=[.B7]*[.B7]" office:value-type="float" office:value="2.56" calcext:value-type="float">
            <text:p>2.56</text:p>
          </table:table-cell>
          <table:table-cell table:formula="of:=[.$B$18]+[.$B$17]*[.B7]" office:value-type="float" office:value="103.815492200108" calcext:value-type="float">
            <text:p>103.815492200108</text:p>
          </table:table-cell>
          <table:table-cell/>
          <table:table-cell table:formula="of:=POWER([.C7]-[.$C$14];2)" office:value-type="float" office:value="487.673611111111" calcext:value-type="float">
            <text:p>487.673611111111</text:p>
          </table:table-cell>
          <table:table-cell table:formula="of:=POWER([.C7]-[.F7];2)" office:value-type="float" office:value="475.915699932955" calcext:value-type="float">
            <text:p>475.915699932955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8" calcext:value-type="float">
            <text:p>1.8</text:p>
          </table:table-cell>
          <table:table-cell office:value-type="float" office:value="140" calcext:value-type="float">
            <text:p>140</text:p>
          </table:table-cell>
          <table:table-cell table:formula="of:=[.B8]*[.C8]" office:value-type="float" office:value="252" calcext:value-type="float">
            <text:p>252</text:p>
          </table:table-cell>
          <table:table-cell table:formula="of:=[.B8]*[.B8]" office:value-type="float" office:value="3.24" calcext:value-type="float">
            <text:p>3.24</text:p>
          </table:table-cell>
          <table:table-cell table:formula="of:=[.$B$18]+[.$B$17]*[.B8]" office:value-type="float" office:value="104.458310919849" calcext:value-type="float">
            <text:p>104.458310919849</text:p>
          </table:table-cell>
          <table:table-cell/>
          <table:table-cell table:formula="of:=POWER([.C8]-[.$C$14];2)" office:value-type="float" office:value="1290.00694444444" calcext:value-type="float">
            <text:p>1290.00694444444</text:p>
          </table:table-cell>
          <table:table-cell table:formula="of:=POWER([.C8]-[.F8];2)" office:value-type="float" office:value="1263.2116626701" calcext:value-type="float">
            <text:p>1263.2116626701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[.B9]*[.C9]" office:value-type="float" office:value="110" calcext:value-type="float">
            <text:p>110</text:p>
          </table:table-cell>
          <table:table-cell table:formula="of:=[.B9]*[.B9]" office:value-type="float" office:value="4" calcext:value-type="float">
            <text:p>4</text:p>
          </table:table-cell>
          <table:table-cell table:formula="of:=[.$B$18]+[.$B$17]*[.B9]" office:value-type="float" office:value="105.101129639591" calcext:value-type="float">
            <text:p>105.101129639591</text:p>
          </table:table-cell>
          <table:table-cell/>
          <table:table-cell table:formula="of:=POWER([.C9]-[.$C$14];2)" office:value-type="float" office:value="2409.17361111111" calcext:value-type="float">
            <text:p>2409.17361111111</text:p>
          </table:table-cell>
          <table:table-cell table:formula="of:=POWER([.C9]-[.F9];2)" office:value-type="float" office:value="2510.12319116312" calcext:value-type="float">
            <text:p>2510.12319116312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2" calcext:value-type="float">
            <text:p>2.2</text:p>
          </table:table-cell>
          <table:table-cell office:value-type="float" office:value="45" calcext:value-type="float">
            <text:p>45</text:p>
          </table:table-cell>
          <table:table-cell table:formula="of:=[.B10]*[.C10]" office:value-type="float" office:value="99" calcext:value-type="float">
            <text:p>99</text:p>
          </table:table-cell>
          <table:table-cell table:formula="of:=[.B10]*[.B10]" office:value-type="float" office:value="4.84" calcext:value-type="float">
            <text:p>4.84</text:p>
          </table:table-cell>
          <table:table-cell table:formula="of:=[.$B$18]+[.$B$17]*[.B10]" office:value-type="float" office:value="105.743948359333" calcext:value-type="float">
            <text:p>105.743948359333</text:p>
          </table:table-cell>
          <table:table-cell/>
          <table:table-cell table:formula="of:=POWER([.C10]-[.$C$14];2)" office:value-type="float" office:value="3490.84027777778" calcext:value-type="float">
            <text:p>3490.84027777778</text:p>
          </table:table-cell>
          <table:table-cell table:formula="of:=POWER([.C10]-[.F10];2)" office:value-type="float" office:value="3689.82726228131" calcext:value-type="float">
            <text:p>3689.82726228131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4" calcext:value-type="float">
            <text:p>2.4</text:p>
          </table:table-cell>
          <table:table-cell office:value-type="float" office:value="150" calcext:value-type="float">
            <text:p>150</text:p>
          </table:table-cell>
          <table:table-cell table:formula="of:=[.B11]*[.C11]" office:value-type="float" office:value="360" calcext:value-type="float">
            <text:p>360</text:p>
          </table:table-cell>
          <table:table-cell table:formula="of:=[.B11]*[.B11]" office:value-type="float" office:value="5.76" calcext:value-type="float">
            <text:p>5.76</text:p>
          </table:table-cell>
          <table:table-cell table:formula="of:=[.$B$18]+[.$B$17]*[.B11]" office:value-type="float" office:value="106.386767079075" calcext:value-type="float">
            <text:p>106.386767079075</text:p>
          </table:table-cell>
          <table:table-cell/>
          <table:table-cell table:formula="of:=POWER([.C11]-[.$C$14];2)" office:value-type="float" office:value="2108.34027777778" calcext:value-type="float">
            <text:p>2108.34027777778</text:p>
          </table:table-cell>
          <table:table-cell table:formula="of:=POWER([.C11]-[.F11];2)" office:value-type="float" office:value="1902.11408581487" calcext:value-type="float">
            <text:p>1902.11408581487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6" calcext:value-type="float">
            <text:p>2.6</text:p>
          </table:table-cell>
          <table:table-cell office:value-type="float" office:value="130" calcext:value-type="float">
            <text:p>130</text:p>
          </table:table-cell>
          <table:table-cell table:formula="of:=[.B12]*[.C12]" office:value-type="float" office:value="338" calcext:value-type="float">
            <text:p>338</text:p>
          </table:table-cell>
          <table:table-cell table:formula="of:=[.B12]*[.B12]" office:value-type="float" office:value="6.76" calcext:value-type="float">
            <text:p>6.76</text:p>
          </table:table-cell>
          <table:table-cell table:formula="of:=[.$B$18]+[.$B$17]*[.B12]" office:value-type="float" office:value="107.029585798817" calcext:value-type="float">
            <text:p>107.029585798817</text:p>
          </table:table-cell>
          <table:table-cell/>
          <table:table-cell table:formula="of:=POWER([.C12]-[.$C$14];2)" office:value-type="float" office:value="671.673611111111" calcext:value-type="float">
            <text:p>671.673611111111</text:p>
          </table:table-cell>
          <table:table-cell table:formula="of:=POWER([.C12]-[.F12];2)" office:value-type="float" office:value="527.639928573929" calcext:value-type="float">
            <text:p>527.639928573929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B13]*[.C13]" office:value-type="float" office:value="280" calcext:value-type="float">
            <text:p>280</text:p>
          </table:table-cell>
          <table:table-cell table:formula="of:=[.B13]*[.B13]" office:value-type="float" office:value="7.84" calcext:value-type="float">
            <text:p>7.84</text:p>
          </table:table-cell>
          <table:table-cell table:formula="of:=[.$B$18]+[.$B$17]*[.B13]" office:value-type="float" office:value="107.672404518558" calcext:value-type="float">
            <text:p>107.672404518558</text:p>
          </table:table-cell>
          <table:table-cell/>
          <table:table-cell table:formula="of:=POWER([.C13]-[.$C$14];2)" office:value-type="float" office:value="16.6736111111111" calcext:value-type="float">
            <text:p>16.6736111111111</text:p>
          </table:table-cell>
          <table:table-cell table:formula="of:=POWER([.C13]-[.F13];2)" office:value-type="float" office:value="58.8657910963951" calcext:value-type="float">
            <text:p>58.865791096395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ean</text:p>
          </table:table-cell>
          <table:table-cell table:style-name="ce6" table:formula="of:=AVERAGE([.B2:.B13])" office:value-type="float" office:value="1.68333333333333" calcext:value-type="float">
            <text:p>1.68333333333333</text:p>
          </table:table-cell>
          <table:table-cell table:style-name="ce6" table:formula="of:=AVERAGE([.C2:.C13])" office:value-type="float" office:value="104.083333333333" calcext:value-type="float">
            <text:p>104.083333333333</text:p>
          </table:table-cell>
          <table:table-cell table:style-name="ce6" table:formula="of:=AVERAGE([.D2:.D13])" office:value-type="float" office:value="176.866666666667" calcext:value-type="float">
            <text:p>176.866666666667</text:p>
          </table:table-cell>
          <table:table-cell table:style-name="ce6" table:formula="of:=AVERAGE([.E2:.E13])" office:value-type="float" office:value="3.35" calcext:value-type="float">
            <text:p>3.35</text:p>
          </table:table-cell>
          <table:table-cell table:style-name="ce6" table:formula="of:=[.$B$18]+[.$B$17]*[.B14]" office:value-type="float" office:value="104.083333333333" calcext:value-type="float">
            <text:p>104.083333333333</text:p>
          </table:table-cell>
          <table:table-cell table:style-name="ce6" office:value-type="string" calcext:value-type="string">
            <text:p>Sum</text:p>
          </table:table-cell>
          <table:table-cell table:style-name="ce6" table:formula="of:=SUM([.H2:.H13])" office:value-type="float" office:value="15340.9166666667" calcext:value-type="float">
            <text:p>15340.9166666667</text:p>
          </table:table-cell>
          <table:table-cell table:style-name="ce6" table:formula="of:=SUM([.I2:.I13])" office:value-type="float" office:value="15276.9026358257" calcext:value-type="float">
            <text:p>15276.9026358257</text:p>
          </table:table-cell>
          <table:table-cell table:style-name="ce6"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b =</text:p>
          </table:table-cell>
          <table:table-cell table:formula="of:=([.D14]-[.B14]*[.C14]) /([.E14]-[.B14]*[.B14])" office:value-type="float" office:value="3.214093598709" calcext:value-type="float">
            <text:p>3.21409359870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 =</text:p>
          </table:table-cell>
          <table:table-cell table:formula="of:=[.C14]-[.B17]*[.B14]" office:value-type="float" office:value="98.6729424421732" calcext:value-type="float">
            <text:p>98.672942442173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<text:span text:style-name="T1">2 </text:span><text:span text:style-name="T4">=</text:span></text:p>
          </table:table-cell>
          <table:table-cell table:formula="of:=1-([.I14]/[.H14])" office:value-type="float" office:value="0.00417276439419334" calcext:value-type="float">
            <text:p>0.004172764394193</text:p>
          </table:table-cell>
          <table:table-cell table:number-columns-repeated="1022"/>
        </table:table-row>
        <table:table-row table:style-name="ro7">
          <table:table-cell table:number-columns-repeated="10"/>
          <table:table-cell table:style-name="ce8" office:value-type="string" calcext:value-type="string">
            <text:p><text:a xlink:href="#Report" xlink:type="simple">Return to Main</text:a></text:p>
          </table:table-cell>
          <table:table-cell table:number-columns-repeated="101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9"/>
          <table:table-cell table:style-name="Default"/>
          <table:table-cell table:number-columns-repeated="1014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le 3" table:style-name="ta1">
        <table:shapes>
          <draw:frame draw:z-index="0" draw:style-name="gr1" draw:text-style-name="P1" svg:width="198.14mm" svg:height="111.45mm" svg:x="64.52mm" svg:y="85.81mm">
            <loext:p draw:notify-on-update-of-ranges="'Table 3'.F2:'Table 3'.F13 'Table 3'.B2:'Table 3'.B13 'Table 3'.B2:'Table 3'.B13 'Table 3'.C2:'Table 3'.C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6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1013" table:default-cell-style-name="ce7"/>
        <table:table-row table:style-name="ro2">
          <table:table-cell table:style-name="ce5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ID*MT</text:p>
          </table:table-cell>
          <table:table-cell table:style-name="ce5" office:value-type="string" calcext:value-type="string">
            <text:p>ID*ID</text:p>
          </table:table-cell>
          <table:table-cell table:style-name="ce5" office:value-type="string" calcext:value-type="string">
            <text:p>Model (MT = a + b*ID)</text:p>
          </table:table-cell>
          <table:table-cell table:style-name="ce5"/>
          <table:table-cell table:style-name="ce5" office:value-type="string" calcext:value-type="string">
            <text:p>SS<text:span text:style-name="T2">total</text:span></text:p>
          </table:table-cell>
          <table:table-cell table:style-name="ce5" office:value-type="string" calcext:value-type="string">
            <text:p>SS<text:span text:style-name="T2">error</text:span></text:p>
          </table:table-cell>
          <table:table-cell table:style-name="ce5" table:number-columns-repeated="1015"/>
        </table:table-row>
        <table:table-row table:style-name="ro6">
          <table:table-cell/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formula="of:=[.B2]*[.C2]" office:value-type="float" office:value="8" calcext:value-type="float">
            <text:p>8</text:p>
          </table:table-cell>
          <table:table-cell table:formula="of:=[.B2]*[.B2]" office:value-type="float" office:value="0.16" calcext:value-type="float">
            <text:p>0.16</text:p>
          </table:table-cell>
          <table:table-cell table:formula="of:=[.$B$18]+[.$B$17]*[.B2]" office:value-type="float" office:value="6.98224852070991" calcext:value-type="float">
            <text:p>6.98224852070991</text:p>
          </table:table-cell>
          <table:table-cell/>
          <table:table-cell table:formula="of:=POWER([.C2]-[.$C$14];2)" office:value-type="float" office:value="12100" calcext:value-type="float">
            <text:p>12100</text:p>
          </table:table-cell>
          <table:table-cell table:formula="of:=POWER([.C2]-[.F2];2)" office:value-type="float" office:value="169.461853576559" calcext:value-type="float">
            <text:p>169.461853576559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table:formula="of:=[.B3]*[.C3]" office:value-type="float" office:value="32" calcext:value-type="float">
            <text:p>32</text:p>
          </table:table-cell>
          <table:table-cell table:formula="of:=[.B3]*[.B3]" office:value-type="float" office:value="0.64" calcext:value-type="float">
            <text:p>0.64</text:p>
          </table:table-cell>
          <table:table-cell table:formula="of:=[.$B$18]+[.$B$17]*[.B3]" office:value-type="float" office:value="45.3254437869822" calcext:value-type="float">
            <text:p>45.3254437869822</text:p>
          </table:table-cell>
          <table:table-cell/>
          <table:table-cell table:formula="of:=POWER([.C3]-[.$C$14];2)" office:value-type="float" office:value="8100" calcext:value-type="float">
            <text:p>8100</text:p>
          </table:table-cell>
          <table:table-cell table:formula="of:=POWER([.C3]-[.F3];2)" office:value-type="float" office:value="28.3603515283068" calcext:value-type="float">
            <text:p>28.3603515283068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B4]*[.C4]" office:value-type="float" office:value="60" calcext:value-type="float">
            <text:p>60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$B$18]+[.$B$17]*[.B4]" office:value-type="float" office:value="64.4970414201183" calcext:value-type="float">
            <text:p>64.4970414201183</text:p>
          </table:table-cell>
          <table:table-cell/>
          <table:table-cell table:formula="of:=POWER([.C4]-[.$C$14];2)" office:value-type="float" office:value="4900" calcext:value-type="float">
            <text:p>4900</text:p>
          </table:table-cell>
          <table:table-cell table:formula="of:=POWER([.C4]-[.F4];2)" office:value-type="float" office:value="20.2233815342593" calcext:value-type="float">
            <text:p>20.2233815342593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table:formula="of:=[.B5]*[.C5]" office:value-type="float" office:value="96" calcext:value-type="float">
            <text:p>96</text:p>
          </table:table-cell>
          <table:table-cell table:formula="of:=[.B5]*[.B5]" office:value-type="float" office:value="1.44" calcext:value-type="float">
            <text:p>1.44</text:p>
          </table:table-cell>
          <table:table-cell table:formula="of:=[.$B$18]+[.$B$17]*[.B5]" office:value-type="float" office:value="83.6686390532544" calcext:value-type="float">
            <text:p>83.6686390532544</text:p>
          </table:table-cell>
          <table:table-cell/>
          <table:table-cell table:formula="of:=POWER([.C5]-[.$C$14];2)" office:value-type="float" office:value="2500" calcext:value-type="float">
            <text:p>2500</text:p>
          </table:table-cell>
          <table:table-cell table:formula="of:=POWER([.C5]-[.F5];2)" office:value-type="float" office:value="13.4589125030632" calcext:value-type="float">
            <text:p>13.4589125030632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formula="of:=[.B6]*[.C6]" office:value-type="float" office:value="140" calcext:value-type="float">
            <text:p>140</text:p>
          </table:table-cell>
          <table:table-cell table:formula="of:=[.B6]*[.B6]" office:value-type="float" office:value="1.96" calcext:value-type="float">
            <text:p>1.96</text:p>
          </table:table-cell>
          <table:table-cell table:formula="of:=[.$B$18]+[.$B$17]*[.B6]" office:value-type="float" office:value="102.84023668639" calcext:value-type="float">
            <text:p>102.84023668639</text:p>
          </table:table-cell>
          <table:table-cell/>
          <table:table-cell table:formula="of:=POWER([.C6]-[.$C$14];2)" office:value-type="float" office:value="900" calcext:value-type="float">
            <text:p>900</text:p>
          </table:table-cell>
          <table:table-cell table:formula="of:=POWER([.C6]-[.F6];2)" office:value-type="float" office:value="8.06694443471839" calcext:value-type="float">
            <text:p>8.06694443471839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6" calcext:value-type="float">
            <text:p>1.6</text:p>
          </table:table-cell>
          <table:table-cell office:value-type="float" office:value="120" calcext:value-type="float">
            <text:p>120</text:p>
          </table:table-cell>
          <table:table-cell table:formula="of:=[.B7]*[.C7]" office:value-type="float" office:value="192" calcext:value-type="float">
            <text:p>192</text:p>
          </table:table-cell>
          <table:table-cell table:formula="of:=[.B7]*[.B7]" office:value-type="float" office:value="2.56" calcext:value-type="float">
            <text:p>2.56</text:p>
          </table:table-cell>
          <table:table-cell table:formula="of:=[.$B$18]+[.$B$17]*[.B7]" office:value-type="float" office:value="122.011834319527" calcext:value-type="float">
            <text:p>122.011834319527</text:p>
          </table:table-cell>
          <table:table-cell/>
          <table:table-cell table:formula="of:=POWER([.C7]-[.$C$14];2)" office:value-type="float" office:value="100" calcext:value-type="float">
            <text:p>100</text:p>
          </table:table-cell>
          <table:table-cell table:formula="of:=POWER([.C7]-[.F7];2)" office:value-type="float" office:value="4.04747732922517" calcext:value-type="float">
            <text:p>4.04747732922517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8" calcext:value-type="float">
            <text:p>1.8</text:p>
          </table:table-cell>
          <table:table-cell office:value-type="float" office:value="140" calcext:value-type="float">
            <text:p>140</text:p>
          </table:table-cell>
          <table:table-cell table:formula="of:=[.B8]*[.C8]" office:value-type="float" office:value="252" calcext:value-type="float">
            <text:p>252</text:p>
          </table:table-cell>
          <table:table-cell table:formula="of:=[.B8]*[.B8]" office:value-type="float" office:value="3.24" calcext:value-type="float">
            <text:p>3.24</text:p>
          </table:table-cell>
          <table:table-cell table:formula="of:=[.$B$18]+[.$B$17]*[.B8]" office:value-type="float" office:value="141.183431952663" calcext:value-type="float">
            <text:p>141.183431952663</text:p>
          </table:table-cell>
          <table:table-cell/>
          <table:table-cell table:formula="of:=POWER([.C8]-[.$C$14];2)" office:value-type="float" office:value="100" calcext:value-type="float">
            <text:p>100</text:p>
          </table:table-cell>
          <table:table-cell table:formula="of:=POWER([.C8]-[.F8];2)" office:value-type="float" office:value="1.40051118658316" calcext:value-type="float">
            <text:p>1.40051118658316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formula="of:=[.B9]*[.C9]" office:value-type="float" office:value="320" calcext:value-type="float">
            <text:p>320</text:p>
          </table:table-cell>
          <table:table-cell table:formula="of:=[.B9]*[.B9]" office:value-type="float" office:value="4" calcext:value-type="float">
            <text:p>4</text:p>
          </table:table-cell>
          <table:table-cell table:formula="of:=[.$B$18]+[.$B$17]*[.B9]" office:value-type="float" office:value="160.355029585799" calcext:value-type="float">
            <text:p>160.355029585799</text:p>
          </table:table-cell>
          <table:table-cell/>
          <table:table-cell table:formula="of:=POWER([.C9]-[.$C$14];2)" office:value-type="float" office:value="900" calcext:value-type="float">
            <text:p>900</text:p>
          </table:table-cell>
          <table:table-cell table:formula="of:=POWER([.C9]-[.F9];2)" office:value-type="float" office:value="0.12604600679251" calcext:value-type="float">
            <text:p>0.12604600679251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2" calcext:value-type="float">
            <text:p>2.2</text:p>
          </table:table-cell>
          <table:table-cell office:value-type="float" office:value="180" calcext:value-type="float">
            <text:p>180</text:p>
          </table:table-cell>
          <table:table-cell table:formula="of:=[.B10]*[.C10]" office:value-type="float" office:value="396" calcext:value-type="float">
            <text:p>396</text:p>
          </table:table-cell>
          <table:table-cell table:formula="of:=[.B10]*[.B10]" office:value-type="float" office:value="4.84" calcext:value-type="float">
            <text:p>4.84</text:p>
          </table:table-cell>
          <table:table-cell table:formula="of:=[.$B$18]+[.$B$17]*[.B10]" office:value-type="float" office:value="179.526627218935" calcext:value-type="float">
            <text:p>179.526627218935</text:p>
          </table:table-cell>
          <table:table-cell/>
          <table:table-cell table:formula="of:=POWER([.C10]-[.$C$14];2)" office:value-type="float" office:value="2500" calcext:value-type="float">
            <text:p>2500</text:p>
          </table:table-cell>
          <table:table-cell table:formula="of:=POWER([.C10]-[.F10];2)" office:value-type="float" office:value="0.224081789853208" calcext:value-type="float">
            <text:p>0.224081789853208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4" calcext:value-type="float">
            <text:p>2.4</text:p>
          </table:table-cell>
          <table:table-cell office:value-type="float" office:value="200" calcext:value-type="float">
            <text:p>200</text:p>
          </table:table-cell>
          <table:table-cell table:formula="of:=[.B11]*[.C11]" office:value-type="float" office:value="480" calcext:value-type="float">
            <text:p>480</text:p>
          </table:table-cell>
          <table:table-cell table:formula="of:=[.B11]*[.B11]" office:value-type="float" office:value="5.76" calcext:value-type="float">
            <text:p>5.76</text:p>
          </table:table-cell>
          <table:table-cell table:formula="of:=[.$B$18]+[.$B$17]*[.B11]" office:value-type="float" office:value="198.698224852071" calcext:value-type="float">
            <text:p>198.698224852071</text:p>
          </table:table-cell>
          <table:table-cell/>
          <table:table-cell table:formula="of:=POWER([.C11]-[.$C$14];2)" office:value-type="float" office:value="4900" calcext:value-type="float">
            <text:p>4900</text:p>
          </table:table-cell>
          <table:table-cell table:formula="of:=POWER([.C11]-[.F11];2)" office:value-type="float" office:value="1.69461853576533" calcext:value-type="float">
            <text:p>1.69461853576533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6" calcext:value-type="float">
            <text:p>2.6</text:p>
          </table:table-cell>
          <table:table-cell office:value-type="float" office:value="220" calcext:value-type="float">
            <text:p>220</text:p>
          </table:table-cell>
          <table:table-cell table:formula="of:=[.B12]*[.C12]" office:value-type="float" office:value="572" calcext:value-type="float">
            <text:p>572</text:p>
          </table:table-cell>
          <table:table-cell table:formula="of:=[.B12]*[.B12]" office:value-type="float" office:value="6.76" calcext:value-type="float">
            <text:p>6.76</text:p>
          </table:table-cell>
          <table:table-cell table:formula="of:=[.$B$18]+[.$B$17]*[.B12]" office:value-type="float" office:value="217.869822485207" calcext:value-type="float">
            <text:p>217.869822485207</text:p>
          </table:table-cell>
          <table:table-cell/>
          <table:table-cell table:formula="of:=POWER([.C12]-[.$C$14];2)" office:value-type="float" office:value="8100" calcext:value-type="float">
            <text:p>8100</text:p>
          </table:table-cell>
          <table:table-cell table:formula="of:=POWER([.C12]-[.F12];2)" office:value-type="float" office:value="4.53765624452867" calcext:value-type="float">
            <text:p>4.53765624452867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8" calcext:value-type="float">
            <text:p>2.8</text:p>
          </table:table-cell>
          <table:table-cell office:value-type="float" office:value="240" calcext:value-type="float">
            <text:p>240</text:p>
          </table:table-cell>
          <table:table-cell table:formula="of:=[.B13]*[.C13]" office:value-type="float" office:value="672" calcext:value-type="float">
            <text:p>672</text:p>
          </table:table-cell>
          <table:table-cell table:formula="of:=[.B13]*[.B13]" office:value-type="float" office:value="7.84" calcext:value-type="float">
            <text:p>7.84</text:p>
          </table:table-cell>
          <table:table-cell table:formula="of:=[.$B$18]+[.$B$17]*[.B13]" office:value-type="float" office:value="237.041420118343" calcext:value-type="float">
            <text:p>237.041420118343</text:p>
          </table:table-cell>
          <table:table-cell/>
          <table:table-cell table:formula="of:=POWER([.C13]-[.$C$14];2)" office:value-type="float" office:value="12100" calcext:value-type="float">
            <text:p>12100</text:p>
          </table:table-cell>
          <table:table-cell table:formula="of:=POWER([.C13]-[.F13];2)" office:value-type="float" office:value="8.75319491614379" calcext:value-type="float">
            <text:p>8.7531949161437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ean</text:p>
          </table:table-cell>
          <table:table-cell table:style-name="ce6" table:formula="of:=AVERAGE([.B2:.B13])" office:value-type="float" office:value="1.68333333333333" calcext:value-type="float">
            <text:p>1.68333333333333</text:p>
          </table:table-cell>
          <table:table-cell table:style-name="ce6" table:formula="of:=AVERAGE([.C2:.C13])" office:value-type="float" office:value="130" calcext:value-type="float">
            <text:p>130</text:p>
          </table:table-cell>
          <table:table-cell table:style-name="ce6" table:formula="of:=AVERAGE([.D2:.D13])" office:value-type="float" office:value="268.333333333333" calcext:value-type="float">
            <text:p>268.333333333333</text:p>
          </table:table-cell>
          <table:table-cell table:style-name="ce6" table:formula="of:=AVERAGE([.E2:.E13])" office:value-type="float" office:value="3.35" calcext:value-type="float">
            <text:p>3.35</text:p>
          </table:table-cell>
          <table:table-cell table:style-name="ce6" table:formula="of:=[.$B$18]+[.$B$17]*[.B14]" office:value-type="float" office:value="130" calcext:value-type="float">
            <text:p>130</text:p>
          </table:table-cell>
          <table:table-cell table:style-name="ce6" office:value-type="string" calcext:value-type="string">
            <text:p>Sum</text:p>
          </table:table-cell>
          <table:table-cell table:style-name="ce6" table:formula="of:=SUM([.H2:.H13])" office:value-type="float" office:value="57200" calcext:value-type="float">
            <text:p>57200</text:p>
          </table:table-cell>
          <table:table-cell table:style-name="ce6" table:formula="of:=SUM([.I2:.I13])" office:value-type="float" office:value="260.355029585799" calcext:value-type="float">
            <text:p>260.355029585799</text:p>
          </table:table-cell>
          <table:table-cell table:style-name="ce6"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b =</text:p>
          </table:table-cell>
          <table:table-cell table:formula="of:=([.D14]-[.B14]*[.C14]) /([.E14]-[.B14]*[.B14])" office:value-type="float" office:value="95.8579881656806" calcext:value-type="float">
            <text:p>95.8579881656806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 =</text:p>
          </table:table-cell>
          <table:table-cell table:formula="of:=[.C14]-[.B17]*[.B14]" office:value-type="float" office:value="-31.3609467455623" calcext:value-type="float">
            <text:p>-31.360946745562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<text:span text:style-name="T1">2 </text:span><text:span text:style-name="T4">=</text:span></text:p>
          </table:table-cell>
          <table:table-cell table:formula="of:=1-([.I14]/[.H14])" office:value-type="float" office:value="0.995448338643605" calcext:value-type="float">
            <text:p>0.995448338643605</text:p>
          </table:table-cell>
          <table:table-cell table:number-columns-repeated="1022"/>
        </table:table-row>
        <table:table-row table:style-name="ro7">
          <table:table-cell table:number-columns-repeated="10"/>
          <table:table-cell table:style-name="ce8" office:value-type="string" calcext:value-type="string">
            <text:p><text:a xlink:href="#Report" xlink:type="simple">Return to Main</text:a></text:p>
          </table:table-cell>
          <table:table-cell table:number-columns-repeated="101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9"/>
          <table:table-cell table:style-name="Default"/>
          <table:table-cell table:number-columns-repeated="1014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le 4" table:style-name="ta1">
        <table:shapes>
          <draw:frame draw:z-index="0" draw:style-name="gr1" draw:text-style-name="P1" svg:width="194.53mm" svg:height="109.42mm" svg:x="61.78mm" svg:y="85mm">
            <loext:p draw:notify-on-update-of-ranges="'Table 4'.F2:'Table 4'.F13 'Table 4'.B2:'Table 4'.B13 'Table 4'.B2:'Table 4'.B13 'Table 4'.C2:'Table 4'.C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6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1013" table:default-cell-style-name="ce7"/>
        <table:table-row table:style-name="ro2">
          <table:table-cell table:style-name="ce5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ID*MT</text:p>
          </table:table-cell>
          <table:table-cell table:style-name="ce5" office:value-type="string" calcext:value-type="string">
            <text:p>ID*ID</text:p>
          </table:table-cell>
          <table:table-cell table:style-name="ce5" office:value-type="string" calcext:value-type="string">
            <text:p>Model (MT = a + b*ID)</text:p>
          </table:table-cell>
          <table:table-cell table:style-name="ce5"/>
          <table:table-cell table:style-name="ce5" office:value-type="string" calcext:value-type="string">
            <text:p>SS<text:span text:style-name="T2">total</text:span></text:p>
          </table:table-cell>
          <table:table-cell table:style-name="ce5" office:value-type="string" calcext:value-type="string">
            <text:p>SS<text:span text:style-name="T2">error</text:span></text:p>
          </table:table-cell>
          <table:table-cell table:style-name="ce5" table:number-columns-repeated="1015"/>
        </table:table-row>
        <table:table-row table:style-name="ro6">
          <table:table-cell/>
          <table:table-cell office:value-type="float" office:value="0.4" calcext:value-type="float">
            <text:p>0.4</text:p>
          </table:table-cell>
          <table:table-cell office:value-type="float" office:value="70" calcext:value-type="float">
            <text:p>70</text:p>
          </table:table-cell>
          <table:table-cell table:formula="of:=[.B2]*[.C2]" office:value-type="float" office:value="28" calcext:value-type="float">
            <text:p>28</text:p>
          </table:table-cell>
          <table:table-cell table:formula="of:=[.B2]*[.B2]" office:value-type="float" office:value="0.16" calcext:value-type="float">
            <text:p>0.16</text:p>
          </table:table-cell>
          <table:table-cell table:formula="of:=[.$B$18]+[.$B$17]*[.B2]" office:value-type="float" office:value="43.6686390532544" calcext:value-type="float">
            <text:p>43.6686390532544</text:p>
          </table:table-cell>
          <table:table-cell/>
          <table:table-cell table:formula="of:=POWER([.C2]-[.$C$14];2)" office:value-type="float" office:value="25" calcext:value-type="float">
            <text:p>25</text:p>
          </table:table-cell>
          <table:table-cell table:formula="of:=POWER([.C2]-[.F2];2)" office:value-type="float" office:value="693.340569307799" calcext:value-type="float">
            <text:p>693.340569307799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8" calcext:value-type="float">
            <text:p>8</text:p>
          </table:table-cell>
          <table:table-cell table:formula="of:=[.B3]*[.B3]" office:value-type="float" office:value="0.64" calcext:value-type="float">
            <text:p>0.64</text:p>
          </table:table-cell>
          <table:table-cell table:formula="of:=[.$B$18]+[.$B$17]*[.B3]" office:value-type="float" office:value="50.3173749327595" calcext:value-type="float">
            <text:p>50.3173749327595</text:p>
          </table:table-cell>
          <table:table-cell/>
          <table:table-cell table:formula="of:=POWER([.C3]-[.$C$14];2)" office:value-type="float" office:value="3025" calcext:value-type="float">
            <text:p>3025</text:p>
          </table:table-cell>
          <table:table-cell table:formula="of:=POWER([.C3]-[.F3];2)" office:value-type="float" office:value="1625.49072146871" calcext:value-type="float">
            <text:p>1625.49072146871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B4]*[.C4]" office:value-type="float" office:value="80" calcext:value-type="float">
            <text:p>80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$B$18]+[.$B$17]*[.B4]" office:value-type="float" office:value="53.6417428725121" calcext:value-type="float">
            <text:p>53.6417428725121</text:p>
          </table:table-cell>
          <table:table-cell/>
          <table:table-cell table:formula="of:=POWER([.C4]-[.$C$14];2)" office:value-type="float" office:value="225" calcext:value-type="float">
            <text:p>225</text:p>
          </table:table-cell>
          <table:table-cell table:formula="of:=POWER([.C4]-[.F4];2)" office:value-type="float" office:value="694.757718798768" calcext:value-type="float">
            <text:p>694.757718798768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formula="of:=[.B5]*[.C5]" office:value-type="float" office:value="24" calcext:value-type="float">
            <text:p>24</text:p>
          </table:table-cell>
          <table:table-cell table:formula="of:=[.B5]*[.B5]" office:value-type="float" office:value="1.44" calcext:value-type="float">
            <text:p>1.44</text:p>
          </table:table-cell>
          <table:table-cell table:formula="of:=[.$B$18]+[.$B$17]*[.B5]" office:value-type="float" office:value="56.9661108122646" calcext:value-type="float">
            <text:p>56.9661108122646</text:p>
          </table:table-cell>
          <table:table-cell/>
          <table:table-cell table:formula="of:=POWER([.C5]-[.$C$14];2)" office:value-type="float" office:value="2025" calcext:value-type="float">
            <text:p>2025</text:p>
          </table:table-cell>
          <table:table-cell table:formula="of:=POWER([.C5]-[.F5];2)" office:value-type="float" office:value="1366.49334858463" calcext:value-type="float">
            <text:p>1366.49334858463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4" calcext:value-type="float">
            <text:p>1.4</text:p>
          </table:table-cell>
          <table:table-cell office:value-type="float" office:value="90" calcext:value-type="float">
            <text:p>90</text:p>
          </table:table-cell>
          <table:table-cell table:formula="of:=[.B6]*[.C6]" office:value-type="float" office:value="126" calcext:value-type="float">
            <text:p>126</text:p>
          </table:table-cell>
          <table:table-cell table:formula="of:=[.B6]*[.B6]" office:value-type="float" office:value="1.96" calcext:value-type="float">
            <text:p>1.96</text:p>
          </table:table-cell>
          <table:table-cell table:formula="of:=[.$B$18]+[.$B$17]*[.B6]" office:value-type="float" office:value="60.2904787520172" calcext:value-type="float">
            <text:p>60.2904787520172</text:p>
          </table:table-cell>
          <table:table-cell/>
          <table:table-cell table:formula="of:=POWER([.C6]-[.$C$14];2)" office:value-type="float" office:value="625" calcext:value-type="float">
            <text:p>625</text:p>
          </table:table-cell>
          <table:table-cell table:formula="of:=POWER([.C6]-[.F6];2)" office:value-type="float" office:value="882.655652784342" calcext:value-type="float">
            <text:p>882.655652784342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table:formula="of:=[.B7]*[.C7]" office:value-type="float" office:value="48" calcext:value-type="float">
            <text:p>48</text:p>
          </table:table-cell>
          <table:table-cell table:formula="of:=[.B7]*[.B7]" office:value-type="float" office:value="2.56" calcext:value-type="float">
            <text:p>2.56</text:p>
          </table:table-cell>
          <table:table-cell table:formula="of:=[.$B$18]+[.$B$17]*[.B7]" office:value-type="float" office:value="63.6148466917698" calcext:value-type="float">
            <text:p>63.6148466917698</text:p>
          </table:table-cell>
          <table:table-cell/>
          <table:table-cell table:formula="of:=POWER([.C7]-[.$C$14];2)" office:value-type="float" office:value="1225" calcext:value-type="float">
            <text:p>1225</text:p>
          </table:table-cell>
          <table:table-cell table:formula="of:=POWER([.C7]-[.F7];2)" office:value-type="float" office:value="1129.95791811118" calcext:value-type="float">
            <text:p>1129.95791811118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formula="of:=[.B8]*[.C8]" office:value-type="float" office:value="180" calcext:value-type="float">
            <text:p>180</text:p>
          </table:table-cell>
          <table:table-cell table:formula="of:=[.B8]*[.B8]" office:value-type="float" office:value="3.24" calcext:value-type="float">
            <text:p>3.24</text:p>
          </table:table-cell>
          <table:table-cell table:formula="of:=[.$B$18]+[.$B$17]*[.B8]" office:value-type="float" office:value="66.9392146315223" calcext:value-type="float">
            <text:p>66.9392146315223</text:p>
          </table:table-cell>
          <table:table-cell/>
          <table:table-cell table:formula="of:=POWER([.C8]-[.$C$14];2)" office:value-type="float" office:value="1225" calcext:value-type="float">
            <text:p>1225</text:p>
          </table:table-cell>
          <table:table-cell table:formula="of:=POWER([.C8]-[.F8];2)" office:value-type="float" office:value="1093.01552918055" calcext:value-type="float">
            <text:p>1093.01552918055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B9]*[.C9]" office:value-type="float" office:value="80" calcext:value-type="float">
            <text:p>80</text:p>
          </table:table-cell>
          <table:table-cell table:formula="of:=[.B9]*[.B9]" office:value-type="float" office:value="4" calcext:value-type="float">
            <text:p>4</text:p>
          </table:table-cell>
          <table:table-cell table:formula="of:=[.$B$18]+[.$B$17]*[.B9]" office:value-type="float" office:value="70.2635825712749" calcext:value-type="float">
            <text:p>70.2635825712749</text:p>
          </table:table-cell>
          <table:table-cell/>
          <table:table-cell table:formula="of:=POWER([.C9]-[.$C$14];2)" office:value-type="float" office:value="625" calcext:value-type="float">
            <text:p>625</text:p>
          </table:table-cell>
          <table:table-cell table:formula="of:=POWER([.C9]-[.F9];2)" office:value-type="float" office:value="915.884430048373" calcext:value-type="float">
            <text:p>915.884430048373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2" calcext:value-type="float">
            <text:p>2.2</text:p>
          </table:table-cell>
          <table:table-cell office:value-type="float" office:value="110" calcext:value-type="float">
            <text:p>110</text:p>
          </table:table-cell>
          <table:table-cell table:formula="of:=[.B10]*[.C10]" office:value-type="float" office:value="242" calcext:value-type="float">
            <text:p>242</text:p>
          </table:table-cell>
          <table:table-cell table:formula="of:=[.B10]*[.B10]" office:value-type="float" office:value="4.84" calcext:value-type="float">
            <text:p>4.84</text:p>
          </table:table-cell>
          <table:table-cell table:formula="of:=[.$B$18]+[.$B$17]*[.B10]" office:value-type="float" office:value="73.5879505110274" calcext:value-type="float">
            <text:p>73.5879505110274</text:p>
          </table:table-cell>
          <table:table-cell/>
          <table:table-cell table:formula="of:=POWER([.C10]-[.$C$14];2)" office:value-type="float" office:value="2025" calcext:value-type="float">
            <text:p>2025</text:p>
          </table:table-cell>
          <table:table-cell table:formula="of:=POWER([.C10]-[.F10];2)" office:value-type="float" office:value="1325.83734798739" calcext:value-type="float">
            <text:p>1325.83734798739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4" calcext:value-type="float">
            <text:p>2.4</text:p>
          </table:table-cell>
          <table:table-cell office:value-type="float" office:value="50" calcext:value-type="float">
            <text:p>50</text:p>
          </table:table-cell>
          <table:table-cell table:formula="of:=[.B11]*[.C11]" office:value-type="float" office:value="120" calcext:value-type="float">
            <text:p>120</text:p>
          </table:table-cell>
          <table:table-cell table:formula="of:=[.B11]*[.B11]" office:value-type="float" office:value="5.76" calcext:value-type="float">
            <text:p>5.76</text:p>
          </table:table-cell>
          <table:table-cell table:formula="of:=[.$B$18]+[.$B$17]*[.B11]" office:value-type="float" office:value="76.91231845078" calcext:value-type="float">
            <text:p>76.91231845078</text:p>
          </table:table-cell>
          <table:table-cell/>
          <table:table-cell table:formula="of:=POWER([.C11]-[.$C$14];2)" office:value-type="float" office:value="225" calcext:value-type="float">
            <text:p>225</text:p>
          </table:table-cell>
          <table:table-cell table:formula="of:=POWER([.C11]-[.F11];2)" office:value-type="float" office:value="724.272884396193" calcext:value-type="float">
            <text:p>724.272884396193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6" calcext:value-type="float">
            <text:p>2.6</text:p>
          </table:table-cell>
          <table:table-cell office:value-type="float" office:value="120" calcext:value-type="float">
            <text:p>120</text:p>
          </table:table-cell>
          <table:table-cell table:formula="of:=[.B12]*[.C12]" office:value-type="float" office:value="312" calcext:value-type="float">
            <text:p>312</text:p>
          </table:table-cell>
          <table:table-cell table:formula="of:=[.B12]*[.B12]" office:value-type="float" office:value="6.76" calcext:value-type="float">
            <text:p>6.76</text:p>
          </table:table-cell>
          <table:table-cell table:formula="of:=[.$B$18]+[.$B$17]*[.B12]" office:value-type="float" office:value="80.2366863905326" calcext:value-type="float">
            <text:p>80.2366863905326</text:p>
          </table:table-cell>
          <table:table-cell/>
          <table:table-cell table:formula="of:=POWER([.C12]-[.$C$14];2)" office:value-type="float" office:value="3025" calcext:value-type="float">
            <text:p>3025</text:p>
          </table:table-cell>
          <table:table-cell table:formula="of:=POWER([.C12]-[.F12];2)" office:value-type="float" office:value="1581.12110920486" calcext:value-type="float">
            <text:p>1581.12110920486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.8" calcext:value-type="float">
            <text:p>2.8</text:p>
          </table:table-cell>
          <table:table-cell office:value-type="float" office:value="60" calcext:value-type="float">
            <text:p>60</text:p>
          </table:table-cell>
          <table:table-cell table:formula="of:=[.B13]*[.C13]" office:value-type="float" office:value="168" calcext:value-type="float">
            <text:p>168</text:p>
          </table:table-cell>
          <table:table-cell table:formula="of:=[.B13]*[.B13]" office:value-type="float" office:value="7.84" calcext:value-type="float">
            <text:p>7.84</text:p>
          </table:table-cell>
          <table:table-cell table:formula="of:=[.$B$18]+[.$B$17]*[.B13]" office:value-type="float" office:value="83.5610543302851" calcext:value-type="float">
            <text:p>83.5610543302851</text:p>
          </table:table-cell>
          <table:table-cell/>
          <table:table-cell table:formula="of:=POWER([.C13]-[.$C$14];2)" office:value-type="float" office:value="25" calcext:value-type="float">
            <text:p>25</text:p>
          </table:table-cell>
          <table:table-cell table:formula="of:=POWER([.C13]-[.F13];2)" office:value-type="float" office:value="555.123281154647" calcext:value-type="float">
            <text:p>555.1232811546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ean</text:p>
          </table:table-cell>
          <table:table-cell table:style-name="ce6" table:formula="of:=AVERAGE([.B2:.B13])" office:value-type="float" office:value="1.68333333333333" calcext:value-type="float">
            <text:p>1.68333333333333</text:p>
          </table:table-cell>
          <table:table-cell table:style-name="ce6" table:formula="of:=AVERAGE([.C2:.C13])" office:value-type="float" office:value="65" calcext:value-type="float">
            <text:p>65</text:p>
          </table:table-cell>
          <table:table-cell table:style-name="ce6" table:formula="of:=AVERAGE([.D2:.D13])" office:value-type="float" office:value="118" calcext:value-type="float">
            <text:p>118</text:p>
          </table:table-cell>
          <table:table-cell table:style-name="ce6" table:formula="of:=AVERAGE([.E2:.E13])" office:value-type="float" office:value="3.35" calcext:value-type="float">
            <text:p>3.35</text:p>
          </table:table-cell>
          <table:table-cell table:style-name="ce6" table:formula="of:=[.$B$18]+[.$B$17]*[.B14]" office:value-type="float" office:value="65" calcext:value-type="float">
            <text:p>65</text:p>
          </table:table-cell>
          <table:table-cell table:style-name="ce6" office:value-type="string" calcext:value-type="string">
            <text:p>Sum</text:p>
          </table:table-cell>
          <table:table-cell table:style-name="ce6" table:formula="of:=SUM([.H2:.H13])" office:value-type="float" office:value="14300" calcext:value-type="float">
            <text:p>14300</text:p>
          </table:table-cell>
          <table:table-cell table:style-name="ce6" table:formula="of:=SUM([.I2:.I13])" office:value-type="float" office:value="12587.9505110274" calcext:value-type="float">
            <text:p>12587.9505110274</text:p>
          </table:table-cell>
          <table:table-cell table:style-name="ce6"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b =</text:p>
          </table:table-cell>
          <table:table-cell table:formula="of:=([.D14]-[.B14]*[.C14]) /([.E14]-[.B14]*[.B14])" office:value-type="float" office:value="16.6218396987628" calcext:value-type="float">
            <text:p>16.621839698762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 =</text:p>
          </table:table-cell>
          <table:table-cell table:formula="of:=[.C14]-[.B17]*[.B14]" office:value-type="float" office:value="37.0199031737493" calcext:value-type="float">
            <text:p>37.019903173749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<text:span text:style-name="T1">2 </text:span><text:span text:style-name="T4">=</text:span></text:p>
          </table:table-cell>
          <table:table-cell table:formula="of:=1-([.I14]/[.H14])" office:value-type="float" office:value="0.119723740487592" calcext:value-type="float">
            <text:p>0.119723740487592</text:p>
          </table:table-cell>
          <table:table-cell table:number-columns-repeated="1022"/>
        </table:table-row>
        <table:table-row table:style-name="ro7">
          <table:table-cell table:number-columns-repeated="10"/>
          <table:table-cell table:style-name="ce8" office:value-type="string" calcext:value-type="string">
            <text:p><text:a xlink:href="#Report" xlink:type="simple">Return to Main</text:a></text:p>
          </table:table-cell>
          <table:table-cell table:number-columns-repeated="101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9"/>
          <table:table-cell table:style-name="Default"/>
          <table:table-cell table:number-columns-repeated="1014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27:25.833101291</meta:creation-date>
    <dc:date>2017-10-10T18:27:33.198515949</dc:date>
    <meta:editing-duration>PT1H28M59S</meta:editing-duration>
    <meta:editing-cycles>36</meta:editing-cycles>
    <meta:generator>LibreOffice/5.2.7.2$Linux_X86_64 LibreOffice_project/20$Build-2</meta:generator>
    <meta:document-statistic meta:table-count="5" meta:cell-count="4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17cm" svg:height="11.201cm" xlink:href=".." xlink:type="simple" chart:class="chart:scatter" chart:style-name="ch1">
        <chart:title svg:x="10.082cm" svg:y="0.36cm" chart:style-name="ch2">
          <text:p>Chart</text:p>
        </chart:title>
        <chart:legend chart:legend-position="end" svg:x="18.538cm" svg:y="5.052cm" style:legend-expansion="high" chart:style-name="ch3"/>
        <chart:plot-area chart:style-name="ch4" table:cell-range-address="'Table 1'.B2:'Table 1'.C13 'Table 1'.F2:'Table 1'.F13" chart:data-source-has-labels="row" svg:x="1.448cm" svg:y="1.239cm" svg:width="15.364cm" svg:height="9.692cm">
          <chartooo:coordinate-region svg:x="2.44cm" svg:y="1.438cm" svg:width="14.278cm" svg:height="9.294cm"/>
          <chart:axis chart:dimension="x" chart:name="primary-x" chart:style-name="ch5">
            <chart:title svg:x="7.869cm" svg:y="10.641cm" chart:style-name="ch6">
              <text:p>Index of Difficulty</text:p>
            </chart:title>
          </chart:axis>
          <chart:axis chart:dimension="y" chart:name="primary-y" chart:style-name="ch5">
            <chart:title svg:x="0.46cm" svg:y="7.267cm" chart:style-name="ch7">
              <text:p>Movement Time</text:p>
            </chart:title>
            <chart:grid chart:style-name="ch8" chart:class="major"/>
          </chart:axis>
          <chart:series chart:style-name="ch9" chart:values-cell-range-address="'Table 1'.F2:'Table 1'.F13" loext:label-string="&quot;Prediction&quot;" chart:class="chart:scatter">
            <chart:domain table:cell-range-address="'Table 1'.B2:'Table 1'.B13"/>
            <chart:data-point chart:repeated="12"/>
          </chart:series>
          <chart:series chart:style-name="ch10" chart:values-cell-range-address="'Table 1'.C2:'Table 1'.C13" loext:label-string="&quot;Raw Data&quot;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ediction</text:p>
              </table:table-cell>
              <table:table-cell office:value-type="string">
                <text:p>Raw 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Table 1'.B2:'Table 1'.B13</svg:desc>
                </draw:g>
              </table:table-cell>
              <table:table-cell office:value-type="float" office:value="-43.4319526627226">
                <text:p>-43.4319526627226</text:p>
                <draw:g>
                  <svg:desc>'Table 1'.F2:'Table 1'.F13</svg:desc>
                </draw:g>
              </table:table-cell>
              <table:table-cell office:value-type="float" office:value="100">
                <text:p>100</text:p>
                <draw:g>
                  <svg:desc>'Table 1'.C2:'Table 1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60.4948897256585">
                <text:p>60.49488972565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2.458310919849">
                <text:p>112.458310919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164.42173211404">
                <text:p>164.421732114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216.38515330823">
                <text:p>216.38515330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268.348574502421">
                <text:p>268.34857450242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320.311995696611">
                <text:p>320.3119956966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72.275416890802">
                <text:p>372.27541689080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">
                <text:p>2.2</text:p>
              </table:table-cell>
              <table:table-cell office:value-type="float" office:value="424.238838084992">
                <text:p>424.23883808499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476.202259279183">
                <text:p>476.20225927918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">
                <text:p>2.6</text:p>
              </table:table-cell>
              <table:table-cell office:value-type="float" office:value="528.165680473373">
                <text:p>528.16568047337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580.129101667564">
                <text:p>580.129101667564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82cm" svg:height="11.104cm" xlink:href=".." xlink:type="simple" chart:class="chart:scatter" chart:style-name="ch1">
        <chart:title svg:x="9.965cm" svg:y="0.358cm" chart:style-name="ch2">
          <text:p>Chart</text:p>
        </chart:title>
        <chart:legend chart:legend-position="end" svg:x="18.303cm" svg:y="5.004cm" style:legend-expansion="high" chart:style-name="ch3"/>
        <chart:plot-area chart:style-name="ch4" table:cell-range-address="'Table 2'.B2:'Table 2'.C13 'Table 2'.F2:'Table 2'.F13" chart:data-source-has-labels="row" svg:x="1.434cm" svg:y="1.359cm" svg:width="16.446cm" svg:height="8.542cm">
          <chartooo:coordinate-region svg:x="2.055cm" svg:y="1.559cm" svg:width="15.545cm" svg:height="7.695cm"/>
          <chart:axis chart:dimension="x" chart:name="primary-x" chart:style-name="ch5">
            <chart:title svg:x="8.396cm" svg:y="10.123cm" chart:style-name="ch6">
              <text:p>Index of Difficulty</text:p>
            </chart:title>
          </chart:axis>
          <chart:axis chart:dimension="y" chart:name="primary-y" chart:style-name="ch5">
            <chart:title svg:x="0.451cm" svg:y="6.812cm" chart:style-name="ch7">
              <text:p>Movement Time</text:p>
            </chart:title>
          </chart:axis>
          <chart:series chart:style-name="ch8" chart:values-cell-range-address="'Table 2'.F2:'Table 2'.F13" loext:label-string="&quot;Prediction&quot;" chart:class="chart:scatter">
            <chart:domain table:cell-range-address="'Table 2'.B2:'Table 2'.B13"/>
            <chart:data-point chart:repeated="12"/>
          </chart:series>
          <chart:series chart:style-name="ch9" chart:values-cell-range-address="'Table 2'.C2:'Table 2'.C13" loext:label-string="&quot;Raw Data&quot;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ediction</text:p>
              </table:table-cell>
              <table:table-cell office:value-type="string">
                <text:p>Raw 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Table 2'.B2:'Table 2'.B13</svg:desc>
                </draw:g>
              </table:table-cell>
              <table:table-cell office:value-type="float" office:value="99.9585798816568">
                <text:p>99.9585798816568</text:p>
                <draw:g>
                  <svg:desc>'Table 2'.F2:'Table 2'.F13</svg:desc>
                </draw:g>
              </table:table-cell>
              <table:table-cell office:value-type="float" office:value="66">
                <text:p>66</text:p>
                <draw:g>
                  <svg:desc>'Table 2'.C2:'Table 2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01.24421732114">
                <text:p>101.244217321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1.887036040882">
                <text:p>101.88703604088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102.529854760624">
                <text:p>102.5298547606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03.172673480366">
                <text:p>103.172673480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103.815492200108">
                <text:p>103.815492200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04.458310919849">
                <text:p>104.45831091984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5.101129639591">
                <text:p>105.1011296395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">
                <text:p>2.2</text:p>
              </table:table-cell>
              <table:table-cell office:value-type="float" office:value="105.743948359333">
                <text:p>105.7439483593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106.386767079075">
                <text:p>106.3867670790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">
                <text:p>2.6</text:p>
              </table:table-cell>
              <table:table-cell office:value-type="float" office:value="107.029585798817">
                <text:p>107.0295857988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107.672404518558">
                <text:p>107.67240451855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15cm" svg:height="11.146cm" xlink:href=".." xlink:type="simple" chart:class="chart:scatter" chart:style-name="ch1">
        <chart:title svg:x="9.281cm" svg:y="0.358cm" chart:style-name="ch2">
          <text:p>Chart</text:p>
        </chart:title>
        <chart:legend chart:legend-position="end" svg:x="16.936cm" svg:y="5.025cm" style:legend-expansion="high" chart:style-name="ch3"/>
        <chart:plot-area chart:style-name="ch4" table:cell-range-address="'Table 3'.B2:'Table 3'.C13 'Table 3'.F2:'Table 3'.F13" chart:data-source-has-labels="row" svg:x="1.407cm" svg:y="1.359cm" svg:width="15.133cm" svg:height="8.584cm">
          <chartooo:coordinate-region svg:x="2.214cm" svg:y="1.559cm" svg:width="14.232cm" svg:height="7.737cm"/>
          <chart:axis chart:dimension="x" chart:name="primary-x" chart:style-name="ch5">
            <chart:title svg:x="7.712cm" svg:y="10.165cm" chart:style-name="ch6">
              <text:p>Index of Difficulty</text:p>
            </chart:title>
          </chart:axis>
          <chart:axis chart:dimension="y" chart:name="primary-y" chart:style-name="ch5">
            <chart:title svg:x="0.451cm" svg:y="6.833cm" chart:style-name="ch7">
              <text:p>Movement Time</text:p>
            </chart:title>
          </chart:axis>
          <chart:series chart:style-name="ch8" chart:values-cell-range-address="'Table 3'.F2:'Table 3'.F13" loext:label-string="&quot;Prediction&quot;" chart:class="chart:scatter">
            <chart:domain table:cell-range-address="'Table 3'.B2:'Table 3'.B13"/>
            <chart:data-point chart:repeated="12"/>
          </chart:series>
          <chart:series chart:style-name="ch9" chart:values-cell-range-address="'Table 3'.C2:'Table 3'.C13" loext:label-string="&quot;Raw Data&quot;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ediction</text:p>
              </table:table-cell>
              <table:table-cell office:value-type="string">
                <text:p>Raw 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Table 3'.B2:'Table 3'.B13</svg:desc>
                </draw:g>
              </table:table-cell>
              <table:table-cell office:value-type="float" office:value="6.98224852070991">
                <text:p>6.98224852070991</text:p>
                <draw:g>
                  <svg:desc>'Table 3'.F2:'Table 3'.F13</svg:desc>
                </draw:g>
              </table:table-cell>
              <table:table-cell office:value-type="float" office:value="20">
                <text:p>20</text:p>
                <draw:g>
                  <svg:desc>'Table 3'.C2:'Table 3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45.3254437869822">
                <text:p>45.32544378698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4.4970414201183">
                <text:p>64.49704142011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83.6686390532544">
                <text:p>83.66863905325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02.84023668639">
                <text:p>102.84023668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122.011834319527">
                <text:p>122.0118343195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41.183431952663">
                <text:p>141.1834319526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60.355029585799">
                <text:p>160.3550295857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">
                <text:p>2.2</text:p>
              </table:table-cell>
              <table:table-cell office:value-type="float" office:value="179.526627218935">
                <text:p>179.5266272189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198.698224852071">
                <text:p>198.6982248520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">
                <text:p>2.6</text:p>
              </table:table-cell>
              <table:table-cell office:value-type="float" office:value="217.869822485207">
                <text:p>217.86982248520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237.041420118343">
                <text:p>237.041420118343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54cm" svg:height="10.943cm" xlink:href=".." xlink:type="simple" chart:class="chart:scatter" chart:style-name="ch1">
        <chart:title svg:x="9.101cm" svg:y="0.354cm" chart:style-name="ch2">
          <text:p>Chart</text:p>
        </chart:title>
        <chart:legend chart:legend-position="end" svg:x="16.575cm" svg:y="4.923cm" style:legend-expansion="high" chart:style-name="ch3"/>
        <chart:plot-area chart:style-name="ch4" table:cell-range-address="'Table 4'.B2:'Table 4'.C13 'Table 4'.F2:'Table 4'.F13" chart:data-source-has-labels="row" svg:x="1.4cm" svg:y="1.351cm" svg:width="14.786cm" svg:height="8.393cm">
          <chartooo:coordinate-region svg:x="2.021cm" svg:y="1.55cm" svg:width="13.885cm" svg:height="7.547cm"/>
          <chart:axis chart:dimension="x" chart:name="primary-x" chart:style-name="ch5">
            <chart:title svg:x="7.532cm" svg:y="9.962cm" chart:style-name="ch6">
              <text:p>Index of Difficulty</text:p>
            </chart:title>
          </chart:axis>
          <chart:axis chart:dimension="y" chart:name="primary-y" chart:style-name="ch5">
            <chart:title svg:x="0.451cm" svg:y="6.729cm" chart:style-name="ch7">
              <text:p>Movement Time</text:p>
            </chart:title>
          </chart:axis>
          <chart:series chart:style-name="ch8" chart:values-cell-range-address="'Table 4'.F2:'Table 4'.F13" loext:label-string="&quot;Prediction&quot;" chart:class="chart:scatter">
            <chart:domain table:cell-range-address="'Table 4'.B2:'Table 4'.B13"/>
            <chart:data-point chart:repeated="12"/>
          </chart:series>
          <chart:series chart:style-name="ch9" chart:values-cell-range-address="'Table 4'.C2:'Table 4'.C13" loext:label-string="&quot;Raw Data&quot;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ediction</text:p>
              </table:table-cell>
              <table:table-cell office:value-type="string">
                <text:p>Raw 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Table 4'.B2:'Table 4'.B13</svg:desc>
                </draw:g>
              </table:table-cell>
              <table:table-cell office:value-type="float" office:value="43.6686390532544">
                <text:p>43.6686390532544</text:p>
                <draw:g>
                  <svg:desc>'Table 4'.F2:'Table 4'.F13</svg:desc>
                </draw:g>
              </table:table-cell>
              <table:table-cell office:value-type="float" office:value="70">
                <text:p>70</text:p>
                <draw:g>
                  <svg:desc>'Table 4'.C2:'Table 4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50.3173749327595">
                <text:p>50.31737493275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3.6417428725121">
                <text:p>53.64174287251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56.9661108122646">
                <text:p>56.96611081226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60.2904787520172">
                <text:p>60.29047875201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63.6148466917698">
                <text:p>63.61484669176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66.9392146315223">
                <text:p>66.9392146315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0.2635825712749">
                <text:p>70.2635825712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">
                <text:p>2.2</text:p>
              </table:table-cell>
              <table:table-cell office:value-type="float" office:value="73.5879505110274">
                <text:p>73.5879505110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76.91231845078">
                <text:p>76.912318450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">
                <text:p>2.6</text:p>
              </table:table-cell>
              <table:table-cell office:value-type="float" office:value="80.2366863905326">
                <text:p>80.23668639053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83.5610543302851">
                <text:p>83.561054330285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